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7.41mm"/>
    </style:style>
    <style:style style:name="co4" style:family="table-column">
      <style:table-column-properties fo:break-before="auto" style:column-width="18.93mm"/>
    </style:style>
    <style:style style:name="co5" style:family="table-column">
      <style:table-column-properties fo:break-before="auto" style:column-width="13.79mm"/>
    </style:style>
    <style:style style:name="co6" style:family="table-column">
      <style:table-column-properties fo:break-before="auto" style:column-width="12.28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23.16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color="#3333ff"/>
    </style:style>
    <style:style style:name="ce6" style:family="table-cell" style:parent-style-name="Default">
      <style:text-properties fo:color="#3333ff"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T1" style:family="text">
      <style:text-properties fo:color="#3333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1"/>
        <table:table-column table:style-name="co4" table:default-cell-style-name="ce3"/>
        <table:table-column table:style-name="co5" table:default-cell-style-name="Default"/>
        <table:table-column table:style-name="co7" table:default-cell-style-name="ce1"/>
        <table:table-column table:style-name="co8" table:default-cell-style-name="ce3"/>
        <table:table-column table:style-name="co5" table:default-cell-style-name="Default"/>
        <table:table-column table:style-name="co7" table:default-cell-style-name="ce1"/>
        <table:table-column table:style-name="co8" table:default-cell-style-name="ce3"/>
        <table:table-column table:style-name="co5" table:default-cell-style-name="Default"/>
        <table:table-column table:style-name="co7" table:default-cell-style-name="ce1"/>
        <table:table-column table:style-name="co8" table:default-cell-style-name="ce3"/>
        <table:table-column table:style-name="co5" table:default-cell-style-name="Default"/>
        <table:table-column table:style-name="co7" table:default-cell-style-name="ce1"/>
        <table:table-column table:style-name="co8" table:default-cell-style-name="ce3"/>
        <table:table-column table:style-name="co5" table:default-cell-style-name="Default"/>
        <table:table-column table:style-name="co9" table:default-cell-style-name="ce1"/>
        <table:table-column table:style-name="co10" table:default-cell-style-name="ce3"/>
        <table:table-column table:style-name="co10" table:default-cell-style-name="Default"/>
        <table:table-column table:style-name="co10" table:default-cell-style-name="ce1"/>
        <table:table-column table:style-name="co10" table:default-cell-style-name="ce3"/>
        <table:table-column table:style-name="co10" table:default-cell-style-name="Default"/>
        <table:table-column table:style-name="co10" table:default-cell-style-name="ce1"/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0.2126" calcext:value-type="float">
            <text:p>0.2126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0.7152" calcext:value-type="float">
            <text:p>0.7152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0.0722" calcext:value-type="float">
            <text:p>0.0722</text:p>
          </table:table-cell>
          <table:table-cell table:number-columns-repeated="25"/>
        </table:table-row>
        <table:table-row table:style-name="ro1">
          <table:table-cell table:style-name="ce1" table:number-columns-repeated="2"/>
          <table:table-cell table:number-columns-repeated="25"/>
        </table:table-row>
        <table:table-row table:style-name="ro2">
          <table:table-cell table:style-name="ce2" office:value-type="string" calcext:value-type="string" table:number-columns-spanned="3" table:number-rows-spanned="1">
            <text:p>SOURCE</text:p>
          </table:table-cell>
          <table:covered-table-cell table:style-name="ce1"/>
          <table:covered-table-cell/>
          <table:table-cell table:style-name="ce4" office:value-type="string" calcext:value-type="string" table:number-columns-spanned="3" table:number-rows-spanned="1">
            <text:p>RGB24 → 8/<text:span text:style-name="T1">16</text:span>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BGR24 → 8/<text:span text:style-name="T1">16</text:span>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RGB48LE → 8<text:span text:style-name="T1">/16</text:span>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RGB48BE → 8/<text:span text:style-name="T1">16</text:span></text:p>
          </table:table-cell>
          <table:covered-table-cell table:style-name="ce1"/>
          <table:covered-table-cell/>
          <table:table-cell table:style-name="ce7" office:value-type="string" calcext:value-type="string" table:number-columns-spanned="3" table:number-rows-spanned="1">
            <text:p>BGR48LE → 8/<text:span text:style-name="T1">16</text:span>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BGR48BE → 8/<text:span text:style-name="T1">16</text:span></text:p>
          </table:table-cell>
          <table:covered-table-cell table:style-name="ce1"/>
          <table:covered-table-cell/>
          <table:table-cell table:style-name="ce9" table:number-columns-spanned="3" table:number-rows-spanned="1"/>
          <table:covered-table-cell table:number-columns-repeated="2"/>
          <table:table-cell table:style-name="ce9" table:number-columns-spanned="3" table:number-rows-spanned="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HexString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Decimal</text:p>
          </table:table-cell>
          <table:table-cell table:style-name="ce4" office:value-type="string" calcext:value-type="string">
            <text:p>Calc</text:p>
          </table:table-cell>
          <table:table-cell table:style-name="ce1"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ce4" office:value-type="string" calcext:value-type="string">
            <text:p>Calc</text:p>
          </table:table-cell>
          <table:table-cell table:style-name="ce1"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ce4" office:value-type="string" calcext:value-type="string">
            <text:p>Calc</text:p>
          </table:table-cell>
          <table:table-cell table:style-name="ce1"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ce4" office:value-type="string" calcext:value-type="string">
            <text:p>Calc</text:p>
          </table:table-cell>
          <table:table-cell table:style-name="ce1"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ce4" office:value-type="string" calcext:value-type="string">
            <text:p>Calc</text:p>
          </table:table-cell>
          <table:table-cell table:style-name="ce1"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ce4" office:value-type="string" calcext:value-type="string">
            <text:p>Calc</text:p>
          </table:table-cell>
          <table:table-cell table:style-name="ce1"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ce4"/>
          <table:table-cell table:style-name="ce1"/>
          <table:table-cell/>
          <table:table-cell table:style-name="ce4"/>
          <table:table-cell table:style-name="ce1"/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formula="of:=SUBSTITUTE([.A7];&quot;0x&quot;;&quot;&quot;)" office:value-type="string" office:string-value="01" calcext:value-type="string">
            <text:p>01</text:p>
          </table:table-cell>
          <table:table-cell table:formula="of:=HEX2DEC([.B7])" office:value-type="float" office:value="1" calcext:value-type="float">
            <text:p>1</text:p>
          </table:table-cell>
          <table:table-cell table:formula="of:=[.$C7]*[.$B$1]" office:value-type="float" office:value="0.2126" calcext:value-type="float">
            <text:p>0.2126</text:p>
          </table:table-cell>
          <table:table-cell table:formula="of:=ROUNDDOWN([.D7]+[.D8]+[.D9])" office:value-type="float" office:value="30" calcext:value-type="float">
            <text:p>30</text:p>
          </table:table-cell>
          <table:table-cell table:formula="of:=DEC2HEX([.E7])" office:value-type="string" office:string-value="1E" calcext:value-type="string">
            <text:p>1E</text:p>
          </table:table-cell>
          <table:table-cell table:formula="of:=[.$C7]*[.$B$3]" office:value-type="float" office:value="0.0722" calcext:value-type="float">
            <text:p>0.0722</text:p>
          </table:table-cell>
          <table:table-cell table:formula="of:=ROUNDDOWN([.G7]+[.G8]+[.G9])" office:value-type="float" office:value="39" calcext:value-type="float">
            <text:p>39</text:p>
          </table:table-cell>
          <table:table-cell table:formula="of:=DEC2HEX([.H7])" office:value-type="string" office:string-value="27" calcext:value-type="string">
            <text:p>27</text:p>
          </table:table-cell>
          <table:table-cell table:formula="of:=([.$C8]*256+[.$C7])*[.$B$1]" office:value-type="float" office:value="1905.1086" calcext:value-type="float">
            <text:p>1905.1086</text:p>
          </table:table-cell>
          <table:table-cell table:formula="of:=ROUNDDOWN(([.J7]+[.J9]+[.J11])/256)" office:value-type="float" office:value="93" calcext:value-type="float">
            <text:p>93</text:p>
          </table:table-cell>
          <table:table-cell table:formula="of:=DEC2HEX([.K7])" office:value-type="string" office:string-value="5D" calcext:value-type="string">
            <text:p>5D</text:p>
          </table:table-cell>
          <table:table-cell table:formula="of:=([.$C7]*256+[.$C8])*[.$B$1]" office:value-type="float" office:value="61.8666" calcext:value-type="float">
            <text:p>61.8666</text:p>
          </table:table-cell>
          <table:table-cell table:formula="of:=ROUNDDOWN(([.M7]+[.M9]+[.M11])/256)" office:value-type="float" office:value="59" calcext:value-type="float">
            <text:p>59</text:p>
          </table:table-cell>
          <table:table-cell table:formula="of:=DEC2HEX([.N7])" office:value-type="string" office:string-value="3B" calcext:value-type="string">
            <text:p>3B</text:p>
          </table:table-cell>
          <table:table-cell table:formula="of:=([.$C8]*256+[.$C7])*[.$B$3]" office:value-type="float" office:value="646.9842" calcext:value-type="float">
            <text:p>646.9842</text:p>
          </table:table-cell>
          <table:table-cell table:formula="of:=ROUNDDOWN(([.P7]+[.P9]+[.P11])/256)" office:value-type="float" office:value="112" calcext:value-type="float">
            <text:p>112</text:p>
          </table:table-cell>
          <table:table-cell table:formula="of:=DEC2HEX([.Q7])" office:value-type="string" office:string-value="70" calcext:value-type="string">
            <text:p>70</text:p>
          </table:table-cell>
          <table:table-cell table:formula="of:=([.$C7]*256+[.$C8])*[.$B$3]" office:value-type="float" office:value="21.0102" calcext:value-type="float">
            <text:p>21.0102</text:p>
          </table:table-cell>
          <table:table-cell table:formula="of:=ROUNDDOWN(([.S7]+[.S9]+[.S11])/256)" office:value-type="float" office:value="78" calcext:value-type="float">
            <text:p>78</text:p>
          </table:table-cell>
          <table:table-cell table:formula="of:=DEC2HEX([.T7])" office:value-type="string" office:string-value="4E" calcext:value-type="string">
            <text:p>4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23</text:p>
          </table:table-cell>
          <table:table-cell table:formula="of:=SUBSTITUTE([.A8];&quot;0x&quot;;&quot;&quot;)" office:value-type="string" office:string-value="23" calcext:value-type="string">
            <text:p>23</text:p>
          </table:table-cell>
          <table:table-cell table:formula="of:=HEX2DEC([.B8])" office:value-type="float" office:value="35" calcext:value-type="float">
            <text:p>35</text:p>
          </table:table-cell>
          <table:table-cell table:formula="of:=[.$C8]*[.$B$2]" office:value-type="float" office:value="25.032" calcext:value-type="float">
            <text:p>25.032</text:p>
          </table:table-cell>
          <table:table-cell table:style-name="ce5" table:formula="of:=ROUNDDOWN([.D7]*256+[.D8]*256+[.D9]*256)" office:value-type="float" office:value="7737" calcext:value-type="float">
            <text:p>7737</text:p>
          </table:table-cell>
          <table:table-cell table:style-name="ce6" table:formula="of:=DEC2HEX([.E8])" office:value-type="string" office:string-value="1E39" calcext:value-type="string">
            <text:p>1E39</text:p>
          </table:table-cell>
          <table:table-cell table:formula="of:=[.$C8]*[.$B$2]" office:value-type="float" office:value="25.032" calcext:value-type="float">
            <text:p>25.032</text:p>
          </table:table-cell>
          <table:table-cell table:style-name="ce5" table:formula="of:=ROUNDDOWN([.G7]*256+[.G8]*256+[.G9]*256)" office:value-type="float" office:value="10182" calcext:value-type="float">
            <text:p>10182</text:p>
          </table:table-cell>
          <table:table-cell table:style-name="ce6" table:formula="of:=DEC2HEX([.H8])" office:value-type="string" office:string-value="27C6" calcext:value-type="string">
            <text:p>27C6</text:p>
          </table:table-cell>
          <table:table-cell/>
          <table:table-cell table:style-name="ce5" table:formula="of:=ROUNDDOWN([.J7]+[.J9]+[.J11])" office:value-type="float" office:value="23983" calcext:value-type="float">
            <text:p>23983</text:p>
          </table:table-cell>
          <table:table-cell table:style-name="ce6" table:formula="of:=DEC2HEX([.K8])" office:value-type="string" office:string-value="5DAF" calcext:value-type="string">
            <text:p>5DAF</text:p>
          </table:table-cell>
          <table:table-cell/>
          <table:table-cell table:style-name="ce5" table:formula="of:=ROUNDDOWN([.M7]+[.M9]+[.M11])" office:value-type="float" office:value="15313" calcext:value-type="float">
            <text:p>15313</text:p>
          </table:table-cell>
          <table:table-cell table:style-name="ce6" table:formula="of:=DEC2HEX([.N8])" office:value-type="string" office:string-value="3BD1" calcext:value-type="string">
            <text:p>3BD1</text:p>
          </table:table-cell>
          <table:table-cell/>
          <table:table-cell table:style-name="ce5" table:formula="of:=ROUNDDOWN([.P7]+[.P9]+[.P11])" office:value-type="float" office:value="28890" calcext:value-type="float">
            <text:p>28890</text:p>
          </table:table-cell>
          <table:table-cell table:style-name="ce6" table:formula="of:=DEC2HEX([.Q8])" office:value-type="string" office:string-value="70DA" calcext:value-type="string">
            <text:p>70DA</text:p>
          </table:table-cell>
          <table:table-cell/>
          <table:table-cell table:style-name="ce5" table:formula="of:=ROUNDDOWN([.S7]+[.S9]+[.S11])" office:value-type="float" office:value="20220" calcext:value-type="float">
            <text:p>20220</text:p>
          </table:table-cell>
          <table:table-cell table:style-name="ce6" table:formula="of:=DEC2HEX([.T8])" office:value-type="string" office:string-value="4EFC" calcext:value-type="string">
            <text:p>4E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45</text:p>
          </table:table-cell>
          <table:table-cell table:formula="of:=SUBSTITUTE([.A9];&quot;0x&quot;;&quot;&quot;)" office:value-type="string" office:string-value="45" calcext:value-type="string">
            <text:p>45</text:p>
          </table:table-cell>
          <table:table-cell table:formula="of:=HEX2DEC([.B9])" office:value-type="float" office:value="69" calcext:value-type="float">
            <text:p>69</text:p>
          </table:table-cell>
          <table:table-cell table:formula="of:=[.$C9]*[.$B$3]" office:value-type="float" office:value="4.9818" calcext:value-type="float">
            <text:p>4.9818</text:p>
          </table:table-cell>
          <table:table-cell table:number-columns-repeated="2"/>
          <table:table-cell table:formula="of:=[.$C9]*[.$B$1]" office:value-type="float" office:value="14.6694" calcext:value-type="float">
            <text:p>14.6694</text:p>
          </table:table-cell>
          <table:table-cell table:number-columns-repeated="2"/>
          <table:table-cell table:formula="of:=([.$C10]*256+[.$C9])*[.$B$2]" office:value-type="float" office:value="18907.7424" calcext:value-type="float">
            <text:p>18907.7424</text:p>
          </table:table-cell>
          <table:table-cell table:number-columns-repeated="2"/>
          <table:table-cell table:formula="of:=([.$C9]*256+[.$C10])*[.$B$2]" office:value-type="float" office:value="12706.9584" calcext:value-type="float">
            <text:p>12706.9584</text:p>
          </table:table-cell>
          <table:table-cell table:number-columns-repeated="2"/>
          <table:table-cell table:formula="of:=([.$C10]*256+[.$C9])*[.$B$2]" office:value-type="float" office:value="18907.7424" calcext:value-type="float">
            <text:p>18907.7424</text:p>
          </table:table-cell>
          <table:table-cell table:number-columns-repeated="2"/>
          <table:table-cell table:formula="of:=([.$C9]*256+[.$C10])*[.$B$2]" office:value-type="float" office:value="12706.9584" calcext:value-type="float">
            <text:p>12706.9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67</text:p>
          </table:table-cell>
          <table:table-cell table:formula="of:=SUBSTITUTE([.A10];&quot;0x&quot;;&quot;&quot;)" office:value-type="string" office:string-value="67" calcext:value-type="string">
            <text:p>67</text:p>
          </table:table-cell>
          <table:table-cell table:formula="of:=HEX2DEC([.B10])" office:value-type="float" office:value="103" calcext:value-type="float">
            <text:p>103</text:p>
          </table:table-cell>
          <table:table-cell table:formula="of:=[.$C10]*[.$B$1]" office:value-type="float" office:value="21.8978" calcext:value-type="float">
            <text:p>21.8978</text:p>
          </table:table-cell>
          <table:table-cell table:formula="of:=ROUNDDOWN([.D10]+[.D11]+[.D12])" office:value-type="float" office:value="132" calcext:value-type="float">
            <text:p>132</text:p>
          </table:table-cell>
          <table:table-cell table:formula="of:=DEC2HEX([.E10])" office:value-type="string" office:string-value="84" calcext:value-type="string">
            <text:p>84</text:p>
          </table:table-cell>
          <table:table-cell table:formula="of:=[.$C10]*[.$B$3]" office:value-type="float" office:value="7.4366" calcext:value-type="float">
            <text:p>7.4366</text:p>
          </table:table-cell>
          <table:table-cell table:formula="of:=ROUNDDOWN([.G10]+[.G11]+[.G12])" office:value-type="float" office:value="141" calcext:value-type="float">
            <text:p>141</text:p>
          </table:table-cell>
          <table:table-cell table:formula="of:=DEC2HEX([.H10])" office:value-type="string" office:string-value="8D" calcext:value-type="string">
            <text:p>8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89</text:p>
          </table:table-cell>
          <table:table-cell table:formula="of:=SUBSTITUTE([.A11];&quot;0x&quot;;&quot;&quot;)" office:value-type="string" office:string-value="89" calcext:value-type="string">
            <text:p>89</text:p>
          </table:table-cell>
          <table:table-cell table:formula="of:=HEX2DEC([.B11])" office:value-type="float" office:value="137" calcext:value-type="float">
            <text:p>137</text:p>
          </table:table-cell>
          <table:table-cell table:formula="of:=[.$C11]*[.$B$2]" office:value-type="float" office:value="97.9824" calcext:value-type="float">
            <text:p>97.9824</text:p>
          </table:table-cell>
          <table:table-cell table:style-name="ce5" table:formula="of:=ROUNDDOWN([.D10]*256+[.D11]*256+[.D12]*256)" office:value-type="float" office:value="33849" calcext:value-type="float">
            <text:p>33849</text:p>
          </table:table-cell>
          <table:table-cell table:style-name="ce6" table:formula="of:=DEC2HEX([.E11])" office:value-type="string" office:string-value="8439" calcext:value-type="string">
            <text:p>8439</text:p>
          </table:table-cell>
          <table:table-cell table:formula="of:=[.$C11]*[.$B$2]" office:value-type="float" office:value="97.9824" calcext:value-type="float">
            <text:p>97.9824</text:p>
          </table:table-cell>
          <table:table-cell table:style-name="ce5" table:formula="of:=ROUNDDOWN([.G10]*256+[.G11]*256+[.G12]*256)" office:value-type="float" office:value="36294" calcext:value-type="float">
            <text:p>36294</text:p>
          </table:table-cell>
          <table:table-cell table:style-name="ce6" table:formula="of:=DEC2HEX([.H11])" office:value-type="string" office:string-value="8DC6" calcext:value-type="string">
            <text:p>8DC6</text:p>
          </table:table-cell>
          <table:table-cell table:formula="of:=([.$C12]*256+[.$C11])*[.$B$3]" office:value-type="float" office:value="3170.5186" calcext:value-type="float">
            <text:p>3170.5186</text:p>
          </table:table-cell>
          <table:table-cell table:number-columns-repeated="2"/>
          <table:table-cell table:formula="of:=([.$C11]*256+[.$C12])*[.$B$3]" office:value-type="float" office:value="2544.5446" calcext:value-type="float">
            <text:p>2544.5446</text:p>
          </table:table-cell>
          <table:table-cell table:number-columns-repeated="2"/>
          <table:table-cell table:formula="of:=([.$C12]*256+[.$C11])*[.$B$1]" office:value-type="float" office:value="9335.9038" calcext:value-type="float">
            <text:p>9335.9038</text:p>
          </table:table-cell>
          <table:table-cell table:number-columns-repeated="2"/>
          <table:table-cell table:formula="of:=([.$C11]*256+[.$C12])*[.$B$1]" office:value-type="float" office:value="7492.6618" calcext:value-type="float">
            <text:p>7492.6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ab</text:p>
          </table:table-cell>
          <table:table-cell table:formula="of:=SUBSTITUTE([.A12];&quot;0x&quot;;&quot;&quot;)" office:value-type="string" office:string-value="ab" calcext:value-type="string">
            <text:p>ab</text:p>
          </table:table-cell>
          <table:table-cell table:formula="of:=HEX2DEC([.B12])" office:value-type="float" office:value="171" calcext:value-type="float">
            <text:p>171</text:p>
          </table:table-cell>
          <table:table-cell table:formula="of:=[.$C12]*[.$B$3]" office:value-type="float" office:value="12.3462" calcext:value-type="float">
            <text:p>12.3462</text:p>
          </table:table-cell>
          <table:table-cell table:number-columns-repeated="2"/>
          <table:table-cell table:formula="of:=[.$C12]*[.$B$1]" office:value-type="float" office:value="36.3546" calcext:value-type="float">
            <text:p>36.35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xcd</text:p>
          </table:table-cell>
          <table:table-cell table:formula="of:=SUBSTITUTE([.A13];&quot;0x&quot;;&quot;&quot;)" office:value-type="string" office:string-value="cd" calcext:value-type="string">
            <text:p>cd</text:p>
          </table:table-cell>
          <table:table-cell table:formula="of:=HEX2DEC([.B13])" office:value-type="float" office:value="205" calcext:value-type="float">
            <text:p>205</text:p>
          </table:table-cell>
          <table:table-cell table:formula="of:=[.$C13]*[.$B$1]" office:value-type="float" office:value="43.583" calcext:value-type="float">
            <text:p>43.583</text:p>
          </table:table-cell>
          <table:table-cell table:formula="of:=ROUNDDOWN([.D13]+[.D14]+[.D15])" office:value-type="float" office:value="214" calcext:value-type="float">
            <text:p>214</text:p>
          </table:table-cell>
          <table:table-cell table:formula="of:=DEC2HEX([.E13])" office:value-type="string" office:string-value="D6" calcext:value-type="string">
            <text:p>D6</text:p>
          </table:table-cell>
          <table:table-cell table:formula="of:=[.$C13]*[.$B$3]" office:value-type="float" office:value="14.801" calcext:value-type="float">
            <text:p>14.801</text:p>
          </table:table-cell>
          <table:table-cell table:formula="of:=ROUNDDOWN([.G13]+[.G14]+[.G15])" office:value-type="float" office:value="185" calcext:value-type="float">
            <text:p>185</text:p>
          </table:table-cell>
          <table:table-cell table:formula="of:=DEC2HEX([.H13])" office:value-type="string" office:string-value="B9" calcext:value-type="string">
            <text:p>B9</text:p>
          </table:table-cell>
          <table:table-cell table:formula="of:=([.$C14]*256+[.$C13])*[.$B$1]" office:value-type="float" office:value="13051.3014" calcext:value-type="float">
            <text:p>13051.3014</text:p>
          </table:table-cell>
          <table:table-cell table:formula="of:=ROUNDDOWN(([.J13]+[.J15]+[.J17])/256)" office:value-type="float" office:value="83" calcext:value-type="float">
            <text:p>83</text:p>
          </table:table-cell>
          <table:table-cell table:formula="of:=DEC2HEX([.K13])" office:value-type="string" office:string-value="53" calcext:value-type="string">
            <text:p>53</text:p>
          </table:table-cell>
          <table:table-cell table:formula="of:=([.$C13]*256+[.$C14])*[.$B$1]" office:value-type="float" office:value="11208.0594" calcext:value-type="float">
            <text:p>11208.0594</text:p>
          </table:table-cell>
          <table:table-cell table:formula="of:=ROUNDDOWN(([.M13]+[.M15]+[.M17])/256)" office:value-type="float" office:value="49" calcext:value-type="float">
            <text:p>49</text:p>
          </table:table-cell>
          <table:table-cell table:formula="of:=DEC2HEX([.N13])" office:value-type="string" office:string-value="31" calcext:value-type="string">
            <text:p>31</text:p>
          </table:table-cell>
          <table:table-cell table:formula="of:=([.$C14]*256+[.$C13])*[.$B$3]" office:value-type="float" office:value="4432.2858" calcext:value-type="float">
            <text:p>4432.2858</text:p>
          </table:table-cell>
          <table:table-cell table:formula="of:=ROUNDDOWN(([.P13]+[.P15]+[.P17])/256)" office:value-type="float" office:value="64" calcext:value-type="float">
            <text:p>64</text:p>
          </table:table-cell>
          <table:table-cell table:formula="of:=DEC2HEX([.Q13])" office:value-type="string" office:string-value="40" calcext:value-type="string">
            <text:p>40</text:p>
          </table:table-cell>
          <table:table-cell table:formula="of:=([.$C13]*256+[.$C14])*[.$B$3]" office:value-type="float" office:value="3806.3118" calcext:value-type="float">
            <text:p>3806.3118</text:p>
          </table:table-cell>
          <table:table-cell table:formula="of:=ROUNDDOWN(([.S13]+[.S15]+[.S17])/256)" office:value-type="float" office:value="30" calcext:value-type="float">
            <text:p>30</text:p>
          </table:table-cell>
          <table:table-cell table:formula="of:=DEC2HEX([.T13])" office:value-type="string" office:string-value="1E" calcext:value-type="string">
            <text:p>1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ef</text:p>
          </table:table-cell>
          <table:table-cell table:formula="of:=SUBSTITUTE([.A14];&quot;0x&quot;;&quot;&quot;)" office:value-type="string" office:string-value="ef" calcext:value-type="string">
            <text:p>ef</text:p>
          </table:table-cell>
          <table:table-cell table:formula="of:=HEX2DEC([.B14])" office:value-type="float" office:value="239" calcext:value-type="float">
            <text:p>239</text:p>
          </table:table-cell>
          <table:table-cell table:formula="of:=[.$C14]*[.$B$2]" office:value-type="float" office:value="170.9328" calcext:value-type="float">
            <text:p>170.9328</text:p>
          </table:table-cell>
          <table:table-cell table:style-name="ce5" table:formula="of:=ROUNDDOWN([.D13]*256+[.D14]*256+[.D15]*256)" office:value-type="float" office:value="54934" calcext:value-type="float">
            <text:p>54934</text:p>
          </table:table-cell>
          <table:table-cell table:style-name="ce6" table:formula="of:=DEC2HEX([.E14])" office:value-type="string" office:string-value="D696" calcext:value-type="string">
            <text:p>D696</text:p>
          </table:table-cell>
          <table:table-cell table:formula="of:=[.$C14]*[.$B$2]" office:value-type="float" office:value="170.9328" calcext:value-type="float">
            <text:p>170.9328</text:p>
          </table:table-cell>
          <table:table-cell table:style-name="ce5" table:formula="of:=ROUNDDOWN([.G13]*256+[.G14]*256+[.G15]*256)" office:value-type="float" office:value="47602" calcext:value-type="float">
            <text:p>47602</text:p>
          </table:table-cell>
          <table:table-cell table:style-name="ce6" table:formula="of:=DEC2HEX([.H14])" office:value-type="string" office:string-value="B9F2" calcext:value-type="string">
            <text:p>B9F2</text:p>
          </table:table-cell>
          <table:table-cell/>
          <table:table-cell table:style-name="ce5" table:formula="of:=ROUNDDOWN([.J13]+[.J15]+[.J17])" office:value-type="float" office:value="21368" calcext:value-type="float">
            <text:p>21368</text:p>
          </table:table-cell>
          <table:table-cell table:style-name="ce6" table:formula="of:=DEC2HEX([.K14])" office:value-type="string" office:string-value="5378" calcext:value-type="string">
            <text:p>5378</text:p>
          </table:table-cell>
          <table:table-cell/>
          <table:table-cell table:style-name="ce5" table:formula="of:=ROUNDDOWN([.M13]+[.M15]+[.M17])" office:value-type="float" office:value="12698" calcext:value-type="float">
            <text:p>12698</text:p>
          </table:table-cell>
          <table:table-cell table:style-name="ce6" table:formula="of:=DEC2HEX([.N14])" office:value-type="string" office:string-value="319A" calcext:value-type="string">
            <text:p>319A</text:p>
          </table:table-cell>
          <table:table-cell/>
          <table:table-cell table:style-name="ce5" table:formula="of:=ROUNDDOWN([.P13]+[.P15]+[.P17])" office:value-type="float" office:value="16461" calcext:value-type="float">
            <text:p>16461</text:p>
          </table:table-cell>
          <table:table-cell table:style-name="ce6" table:formula="of:=DEC2HEX([.Q14])" office:value-type="string" office:string-value="404D" calcext:value-type="string">
            <text:p>404D</text:p>
          </table:table-cell>
          <table:table-cell/>
          <table:table-cell table:style-name="ce5" table:formula="of:=ROUNDDOWN([.S13]+[.S15]+[.S17])" office:value-type="float" office:value="7791" calcext:value-type="float">
            <text:p>7791</text:p>
          </table:table-cell>
          <table:table-cell table:style-name="ce6" table:formula="of:=DEC2HEX([.T14])" office:value-type="string" office:string-value="1E6F" calcext:value-type="string">
            <text:p>1E6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</text:p>
          </table:table-cell>
          <table:table-cell table:formula="of:=SUBSTITUTE([.A15];&quot;0x&quot;;&quot;&quot;)" office:value-type="string" office:string-value="01" calcext:value-type="string">
            <text:p>01</text:p>
          </table:table-cell>
          <table:table-cell table:formula="of:=HEX2DEC([.B15])" office:value-type="float" office:value="1" calcext:value-type="float">
            <text:p>1</text:p>
          </table:table-cell>
          <table:table-cell table:formula="of:=[.$C15]*[.$B$3]" office:value-type="float" office:value="0.0722" calcext:value-type="float">
            <text:p>0.0722</text:p>
          </table:table-cell>
          <table:table-cell table:number-columns-repeated="2"/>
          <table:table-cell table:formula="of:=[.$C15]*[.$B$1]" office:value-type="float" office:value="0.2126" calcext:value-type="float">
            <text:p>0.2126</text:p>
          </table:table-cell>
          <table:table-cell table:number-columns-repeated="2"/>
          <table:table-cell table:formula="of:=([.$C16]*256+[.$C15])*[.$B$2]" office:value-type="float" office:value="6408.9072" calcext:value-type="float">
            <text:p>6408.9072</text:p>
          </table:table-cell>
          <table:table-cell table:number-columns-repeated="2"/>
          <table:table-cell table:formula="of:=([.$C15]*256+[.$C16])*[.$B$2]" office:value-type="float" office:value="208.1232" calcext:value-type="float">
            <text:p>208.1232</text:p>
          </table:table-cell>
          <table:table-cell table:number-columns-repeated="2"/>
          <table:table-cell table:formula="of:=([.$C16]*256+[.$C15])*[.$B$2]" office:value-type="float" office:value="6408.9072" calcext:value-type="float">
            <text:p>6408.9072</text:p>
          </table:table-cell>
          <table:table-cell table:number-columns-repeated="2"/>
          <table:table-cell table:formula="of:=([.$C15]*256+[.$C16])*[.$B$2]" office:value-type="float" office:value="208.1232" calcext:value-type="float">
            <text:p>208.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23</text:p>
          </table:table-cell>
          <table:table-cell table:formula="of:=SUBSTITUTE([.A16];&quot;0x&quot;;&quot;&quot;)" office:value-type="string" office:string-value="23" calcext:value-type="string">
            <text:p>23</text:p>
          </table:table-cell>
          <table:table-cell table:formula="of:=HEX2DEC([.B16])" office:value-type="float" office:value="35" calcext:value-type="float">
            <text:p>35</text:p>
          </table:table-cell>
          <table:table-cell table:formula="of:=[.$C16]*[.$B$1]" office:value-type="float" office:value="7.441" calcext:value-type="float">
            <text:p>7.441</text:p>
          </table:table-cell>
          <table:table-cell table:formula="of:=ROUNDDOWN([.D16]+[.D17]+[.D18])" office:value-type="float" office:value="64" calcext:value-type="float">
            <text:p>64</text:p>
          </table:table-cell>
          <table:table-cell table:formula="of:=DEC2HEX([.E16])" office:value-type="string" office:string-value="40" calcext:value-type="string">
            <text:p>40</text:p>
          </table:table-cell>
          <table:table-cell table:formula="of:=[.$C16]*[.$B$3]" office:value-type="float" office:value="2.527" calcext:value-type="float">
            <text:p>2.527</text:p>
          </table:table-cell>
          <table:table-cell table:formula="of:=ROUNDDOWN([.G16]+[.G17]+[.G18])" office:value-type="float" office:value="73" calcext:value-type="float">
            <text:p>73</text:p>
          </table:table-cell>
          <table:table-cell table:formula="of:=DEC2HEX([.H16])" office:value-type="string" office:string-value="49" calcext:value-type="string">
            <text:p>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45</text:p>
          </table:table-cell>
          <table:table-cell table:formula="of:=SUBSTITUTE([.A17];&quot;0x&quot;;&quot;&quot;)" office:value-type="string" office:string-value="45" calcext:value-type="string">
            <text:p>45</text:p>
          </table:table-cell>
          <table:table-cell table:formula="of:=HEX2DEC([.B17])" office:value-type="float" office:value="69" calcext:value-type="float">
            <text:p>69</text:p>
          </table:table-cell>
          <table:table-cell table:formula="of:=[.$C17]*[.$B$2]" office:value-type="float" office:value="49.3488" calcext:value-type="float">
            <text:p>49.3488</text:p>
          </table:table-cell>
          <table:table-cell table:style-name="ce5" table:formula="of:=ROUNDDOWN([.D16]*256+[.D17]*256+[.D18]*256)" office:value-type="float" office:value="16441" calcext:value-type="float">
            <text:p>16441</text:p>
          </table:table-cell>
          <table:table-cell table:style-name="ce6" table:formula="of:=DEC2HEX([.E17])" office:value-type="string" office:string-value="4039" calcext:value-type="string">
            <text:p>4039</text:p>
          </table:table-cell>
          <table:table-cell table:formula="of:=[.$C17]*[.$B$2]" office:value-type="float" office:value="49.3488" calcext:value-type="float">
            <text:p>49.3488</text:p>
          </table:table-cell>
          <table:table-cell table:style-name="ce5" table:formula="of:=ROUNDDOWN([.G16]*256+[.G17]*256+[.G18]*256)" office:value-type="float" office:value="18886" calcext:value-type="float">
            <text:p>18886</text:p>
          </table:table-cell>
          <table:table-cell table:style-name="ce6" table:formula="of:=DEC2HEX([.H17])" office:value-type="string" office:string-value="49C6" calcext:value-type="string">
            <text:p>49C6</text:p>
          </table:table-cell>
          <table:table-cell table:formula="of:=([.$C18]*256+[.$C17])*[.$B$3]" office:value-type="float" office:value="1908.7514" calcext:value-type="float">
            <text:p>1908.7514</text:p>
          </table:table-cell>
          <table:table-cell table:number-columns-repeated="2"/>
          <table:table-cell table:formula="of:=([.$C17]*256+[.$C18])*[.$B$3]" office:value-type="float" office:value="1282.7774" calcext:value-type="float">
            <text:p>1282.7774</text:p>
          </table:table-cell>
          <table:table-cell table:number-columns-repeated="2"/>
          <table:table-cell table:formula="of:=([.$C18]*256+[.$C17])*[.$B$1]" office:value-type="float" office:value="5620.5062" calcext:value-type="float">
            <text:p>5620.5062</text:p>
          </table:table-cell>
          <table:table-cell table:number-columns-repeated="2"/>
          <table:table-cell table:formula="of:=([.$C17]*256+[.$C18])*[.$B$1]" office:value-type="float" office:value="3777.2642" calcext:value-type="float">
            <text:p>3777.26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67</text:p>
          </table:table-cell>
          <table:table-cell table:formula="of:=SUBSTITUTE([.A18];&quot;0x&quot;;&quot;&quot;)" office:value-type="string" office:string-value="67" calcext:value-type="string">
            <text:p>67</text:p>
          </table:table-cell>
          <table:table-cell table:formula="of:=HEX2DEC([.B18])" office:value-type="float" office:value="103" calcext:value-type="float">
            <text:p>103</text:p>
          </table:table-cell>
          <table:table-cell table:formula="of:=[.$C18]*[.$B$3]" office:value-type="float" office:value="7.4366" calcext:value-type="float">
            <text:p>7.4366</text:p>
          </table:table-cell>
          <table:table-cell table:number-columns-repeated="2"/>
          <table:table-cell table:formula="of:=[.$C18]*[.$B$1]" office:value-type="float" office:value="21.8978" calcext:value-type="float">
            <text:p>21.8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x89</text:p>
          </table:table-cell>
          <table:table-cell table:formula="of:=SUBSTITUTE([.A19];&quot;0x&quot;;&quot;&quot;)" office:value-type="string" office:string-value="89" calcext:value-type="string">
            <text:p>89</text:p>
          </table:table-cell>
          <table:table-cell table:formula="of:=HEX2DEC([.B19])" office:value-type="float" office:value="137" calcext:value-type="float">
            <text:p>137</text:p>
          </table:table-cell>
          <table:table-cell table:number-columns-repeated="6"/>
          <table:table-cell table:formula="of:=([.$C20]*256+[.$C19])*[.$B$1]" office:value-type="float" office:value="9335.9038" calcext:value-type="float">
            <text:p>9335.9038</text:p>
          </table:table-cell>
          <table:table-cell table:formula="of:=ROUNDDOWN(([.J19]+[.J21]+[.J23])/256)" office:value-type="float" office:value="210" calcext:value-type="float">
            <text:p>210</text:p>
          </table:table-cell>
          <table:table-cell table:formula="of:=DEC2HEX([.K19])" office:value-type="string" office:string-value="D2" calcext:value-type="string">
            <text:p>D2</text:p>
          </table:table-cell>
          <table:table-cell table:formula="of:=([.$C19]*256+[.$C20])*[.$B$1]" office:value-type="float" office:value="7492.6618" calcext:value-type="float">
            <text:p>7492.6618</text:p>
          </table:table-cell>
          <table:table-cell table:formula="of:=ROUNDDOWN(([.M19]+[.M21]+[.M23])/256)" office:value-type="float" office:value="176" calcext:value-type="float">
            <text:p>176</text:p>
          </table:table-cell>
          <table:table-cell table:formula="of:=DEC2HEX([.N19])" office:value-type="string" office:string-value="B0" calcext:value-type="string">
            <text:p>B0</text:p>
          </table:table-cell>
          <table:table-cell table:formula="of:=([.$C20]*256+[.$C19])*[.$B$3]" office:value-type="float" office:value="3170.5186" calcext:value-type="float">
            <text:p>3170.5186</text:p>
          </table:table-cell>
          <table:table-cell table:formula="of:=ROUNDDOWN(([.P19]+[.P21]+[.P23])/256)" office:value-type="float" office:value="191" calcext:value-type="float">
            <text:p>191</text:p>
          </table:table-cell>
          <table:table-cell table:formula="of:=DEC2HEX([.Q19])" office:value-type="string" office:string-value="BF" calcext:value-type="string">
            <text:p>BF</text:p>
          </table:table-cell>
          <table:table-cell table:formula="of:=([.$C19]*256+[.$C20])*[.$B$3]" office:value-type="float" office:value="2544.5446" calcext:value-type="float">
            <text:p>2544.5446</text:p>
          </table:table-cell>
          <table:table-cell table:formula="of:=ROUNDDOWN(([.S19]+[.S21]+[.S23])/256)" office:value-type="float" office:value="157" calcext:value-type="float">
            <text:p>157</text:p>
          </table:table-cell>
          <table:table-cell table:formula="of:=DEC2HEX([.T19])" office:value-type="string" office:string-value="9D" calcext:value-type="string">
            <text:p>9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ab</text:p>
          </table:table-cell>
          <table:table-cell table:formula="of:=SUBSTITUTE([.A20];&quot;0x&quot;;&quot;&quot;)" office:value-type="string" office:string-value="ab" calcext:value-type="string">
            <text:p>ab</text:p>
          </table:table-cell>
          <table:table-cell table:formula="of:=HEX2DEC([.B20])" office:value-type="float" office:value="171" calcext:value-type="float">
            <text:p>171</text:p>
          </table:table-cell>
          <table:table-cell table:number-columns-repeated="7"/>
          <table:table-cell table:style-name="ce5" table:formula="of:=ROUNDDOWN([.J19]+[.J21]+[.J23])" office:value-type="float" office:value="53888" calcext:value-type="float">
            <text:p>53888</text:p>
          </table:table-cell>
          <table:table-cell table:style-name="ce6" table:formula="of:=DEC2HEX([.K20])" office:value-type="string" office:string-value="D280" calcext:value-type="string">
            <text:p>D280</text:p>
          </table:table-cell>
          <table:table-cell/>
          <table:table-cell table:style-name="ce5" table:formula="of:=ROUNDDOWN([.M19]+[.M21]+[.M23])" office:value-type="float" office:value="45218" calcext:value-type="float">
            <text:p>45218</text:p>
          </table:table-cell>
          <table:table-cell table:style-name="ce6" table:formula="of:=DEC2HEX([.N20])" office:value-type="string" office:string-value="B0A2" calcext:value-type="string">
            <text:p>B0A2</text:p>
          </table:table-cell>
          <table:table-cell/>
          <table:table-cell table:style-name="ce5" table:formula="of:=ROUNDDOWN([.P19]+[.P21]+[.P23])" office:value-type="float" office:value="48981" calcext:value-type="float">
            <text:p>48981</text:p>
          </table:table-cell>
          <table:table-cell table:style-name="ce6" table:formula="of:=DEC2HEX([.Q20])" office:value-type="string" office:string-value="BF55" calcext:value-type="string">
            <text:p>BF55</text:p>
          </table:table-cell>
          <table:table-cell/>
          <table:table-cell table:style-name="ce5" table:formula="of:=ROUNDDOWN([.S19]+[.S21]+[.S23])" office:value-type="float" office:value="40311" calcext:value-type="float">
            <text:p>40311</text:p>
          </table:table-cell>
          <table:table-cell table:style-name="ce6" table:formula="of:=DEC2HEX([.T20])" office:value-type="string" office:string-value="9D77" calcext:value-type="string">
            <text:p>9D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cd</text:p>
          </table:table-cell>
          <table:table-cell table:formula="of:=SUBSTITUTE([.A21];&quot;0x&quot;;&quot;&quot;)" office:value-type="string" office:string-value="cd" calcext:value-type="string">
            <text:p>cd</text:p>
          </table:table-cell>
          <table:table-cell table:formula="of:=HEX2DEC([.B21])" office:value-type="float" office:value="205" calcext:value-type="float">
            <text:p>205</text:p>
          </table:table-cell>
          <table:table-cell table:number-columns-repeated="6"/>
          <table:table-cell table:formula="of:=([.$C22]*256+[.$C21])*[.$B$2]" office:value-type="float" office:value="43905.4128" calcext:value-type="float">
            <text:p>43905.4128</text:p>
          </table:table-cell>
          <table:table-cell table:number-columns-repeated="2"/>
          <table:table-cell table:formula="of:=([.$C21]*256+[.$C22])*[.$B$2]" office:value-type="float" office:value="37704.6288" calcext:value-type="float">
            <text:p>37704.6288</text:p>
          </table:table-cell>
          <table:table-cell table:number-columns-repeated="2"/>
          <table:table-cell table:formula="of:=([.$C22]*256+[.$C21])*[.$B$2]" office:value-type="float" office:value="43905.4128" calcext:value-type="float">
            <text:p>43905.4128</text:p>
          </table:table-cell>
          <table:table-cell table:number-columns-repeated="2"/>
          <table:table-cell table:formula="of:=([.$C21]*256+[.$C22])*[.$B$2]" office:value-type="float" office:value="37704.6288" calcext:value-type="float">
            <text:p>37704.6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ef</text:p>
          </table:table-cell>
          <table:table-cell table:formula="of:=SUBSTITUTE([.A22];&quot;0x&quot;;&quot;&quot;)" office:value-type="string" office:string-value="ef" calcext:value-type="string">
            <text:p>ef</text:p>
          </table:table-cell>
          <table:table-cell table:formula="of:=HEX2DEC([.B22])" office:value-type="float" office:value="239" calcext:value-type="float">
            <text:p>2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0x01</text:p>
          </table:table-cell>
          <table:table-cell table:formula="of:=SUBSTITUTE([.A23];&quot;0x&quot;;&quot;&quot;)" office:value-type="string" office:string-value="01" calcext:value-type="string">
            <text:p>01</text:p>
          </table:table-cell>
          <table:table-cell table:formula="of:=HEX2DEC([.B23])" office:value-type="float" office:value="1" calcext:value-type="float">
            <text:p>1</text:p>
          </table:table-cell>
          <table:table-cell table:number-columns-repeated="6"/>
          <table:table-cell table:formula="of:=([.$C24]*256+[.$C23])*[.$B$3]" office:value-type="float" office:value="646.9842" calcext:value-type="float">
            <text:p>646.9842</text:p>
          </table:table-cell>
          <table:table-cell table:number-columns-repeated="2"/>
          <table:table-cell table:formula="of:=([.$C23]*256+[.$C24])*[.$B$3]" office:value-type="float" office:value="21.0102" calcext:value-type="float">
            <text:p>21.0102</text:p>
          </table:table-cell>
          <table:table-cell table:number-columns-repeated="2"/>
          <table:table-cell table:formula="of:=([.$C24]*256+[.$C23])*[.$B$1]" office:value-type="float" office:value="1905.1086" calcext:value-type="float">
            <text:p>1905.1086</text:p>
          </table:table-cell>
          <table:table-cell table:number-columns-repeated="2"/>
          <table:table-cell table:formula="of:=([.$C23]*256+[.$C24])*[.$B$1]" office:value-type="float" office:value="61.8666" calcext:value-type="float">
            <text:p>61.86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23</text:p>
          </table:table-cell>
          <table:table-cell table:formula="of:=SUBSTITUTE([.A24];&quot;0x&quot;;&quot;&quot;)" office:value-type="string" office:string-value="23" calcext:value-type="string">
            <text:p>23</text:p>
          </table:table-cell>
          <table:table-cell table:formula="of:=HEX2DEC([.B24])" office:value-type="float" office:value="35" calcext:value-type="float">
            <text:p>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0x45</text:p>
          </table:table-cell>
          <table:table-cell table:formula="of:=SUBSTITUTE([.A25];&quot;0x&quot;;&quot;&quot;)" office:value-type="string" office:string-value="45" calcext:value-type="string">
            <text:p>45</text:p>
          </table:table-cell>
          <table:table-cell table:formula="of:=HEX2DEC([.B25])" office:value-type="float" office:value="69" calcext:value-type="float">
            <text:p>69</text:p>
          </table:table-cell>
          <table:table-cell table:number-columns-repeated="6"/>
          <table:table-cell table:formula="of:=([.$C26]*256+[.$C25])*[.$B$1]" office:value-type="float" office:value="5620.5062" calcext:value-type="float">
            <text:p>5620.5062</text:p>
          </table:table-cell>
          <table:table-cell table:formula="of:=ROUNDDOWN(([.J25]+[.J27]+[.J29])/256)" office:value-type="float" office:value="161" calcext:value-type="float">
            <text:p>161</text:p>
          </table:table-cell>
          <table:table-cell table:formula="of:=DEC2HEX([.K25])" office:value-type="string" office:string-value="A1" calcext:value-type="string">
            <text:p>A1</text:p>
          </table:table-cell>
          <table:table-cell table:formula="of:=([.$C25]*256+[.$C26])*[.$B$1]" office:value-type="float" office:value="3777.2642" calcext:value-type="float">
            <text:p>3777.2642</text:p>
          </table:table-cell>
          <table:table-cell table:formula="of:=ROUNDDOWN(([.M25]+[.M27]+[.M29])/256)" office:value-type="float" office:value="128" calcext:value-type="float">
            <text:p>128</text:p>
          </table:table-cell>
          <table:table-cell table:formula="of:=DEC2HEX([.N25])" office:value-type="string" office:string-value="80" calcext:value-type="string">
            <text:p>80</text:p>
          </table:table-cell>
          <table:table-cell table:formula="of:=([.$C26]*256+[.$C25])*[.$B$3]" office:value-type="float" office:value="1908.7514" calcext:value-type="float">
            <text:p>1908.7514</text:p>
          </table:table-cell>
          <table:table-cell table:formula="of:=ROUNDDOWN(([.P25]+[.P27]+[.P29])/256)" office:value-type="float" office:value="181" calcext:value-type="float">
            <text:p>181</text:p>
          </table:table-cell>
          <table:table-cell table:formula="of:=DEC2HEX([.Q25])" office:value-type="string" office:string-value="B5" calcext:value-type="string">
            <text:p>B5</text:p>
          </table:table-cell>
          <table:table-cell table:formula="of:=([.$C25]*256+[.$C26])*[.$B$3]" office:value-type="float" office:value="1282.7774" calcext:value-type="float">
            <text:p>1282.7774</text:p>
          </table:table-cell>
          <table:table-cell table:formula="of:=ROUNDDOWN(([.S25]+[.S27]+[.S29])/256)" office:value-type="float" office:value="147" calcext:value-type="float">
            <text:p>147</text:p>
          </table:table-cell>
          <table:table-cell table:formula="of:=DEC2HEX([.T25])" office:value-type="string" office:string-value="93" calcext:value-type="string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67</text:p>
          </table:table-cell>
          <table:table-cell table:formula="of:=SUBSTITUTE([.A26];&quot;0x&quot;;&quot;&quot;)" office:value-type="string" office:string-value="67" calcext:value-type="string">
            <text:p>67</text:p>
          </table:table-cell>
          <table:table-cell table:formula="of:=HEX2DEC([.B26])" office:value-type="float" office:value="103" calcext:value-type="float">
            <text:p>103</text:p>
          </table:table-cell>
          <table:table-cell table:number-columns-repeated="7"/>
          <table:table-cell table:style-name="ce5" table:formula="of:=ROUNDDOWN([.J25]+[.J27]+[.J29])" office:value-type="float" office:value="41459" calcext:value-type="float">
            <text:p>41459</text:p>
          </table:table-cell>
          <table:table-cell table:style-name="ce6" table:formula="of:=DEC2HEX([.K26])" office:value-type="string" office:string-value="A1F3" calcext:value-type="string">
            <text:p>A1F3</text:p>
          </table:table-cell>
          <table:table-cell/>
          <table:table-cell table:style-name="ce5" table:formula="of:=ROUNDDOWN([.M25]+[.M27]+[.M29])" office:value-type="float" office:value="32789" calcext:value-type="float">
            <text:p>32789</text:p>
          </table:table-cell>
          <table:table-cell table:style-name="ce6" table:formula="of:=DEC2HEX([.N26])" office:value-type="string" office:string-value="8015" calcext:value-type="string">
            <text:p>8015</text:p>
          </table:table-cell>
          <table:table-cell/>
          <table:table-cell table:style-name="ce5" table:formula="of:=ROUNDDOWN([.P25]+[.P27]+[.P29])" office:value-type="float" office:value="46366" calcext:value-type="float">
            <text:p>46366</text:p>
          </table:table-cell>
          <table:table-cell table:style-name="ce6" table:formula="of:=DEC2HEX([.Q26])" office:value-type="string" office:string-value="B51E" calcext:value-type="string">
            <text:p>B51E</text:p>
          </table:table-cell>
          <table:table-cell/>
          <table:table-cell table:style-name="ce5" table:formula="of:=ROUNDDOWN([.S25]+[.S27]+[.S29])" office:value-type="float" office:value="37696" calcext:value-type="float">
            <text:p>37696</text:p>
          </table:table-cell>
          <table:table-cell table:style-name="ce6" table:formula="of:=DEC2HEX([.T26])" office:value-type="string" office:string-value="9340" calcext:value-type="string">
            <text:p>93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89</text:p>
          </table:table-cell>
          <table:table-cell table:formula="of:=SUBSTITUTE([.A27];&quot;0x&quot;;&quot;&quot;)" office:value-type="string" office:string-value="89" calcext:value-type="string">
            <text:p>89</text:p>
          </table:table-cell>
          <table:table-cell table:formula="of:=HEX2DEC([.B27])" office:value-type="float" office:value="137" calcext:value-type="float">
            <text:p>137</text:p>
          </table:table-cell>
          <table:table-cell table:number-columns-repeated="6"/>
          <table:table-cell table:formula="of:=([.$C28]*256+[.$C27])*[.$B$2]" office:value-type="float" office:value="31406.5776" calcext:value-type="float">
            <text:p>31406.5776</text:p>
          </table:table-cell>
          <table:table-cell table:number-columns-repeated="2"/>
          <table:table-cell table:formula="of:=([.$C27]*256+[.$C28])*[.$B$2]" office:value-type="float" office:value="25205.7936" calcext:value-type="float">
            <text:p>25205.7936</text:p>
          </table:table-cell>
          <table:table-cell table:number-columns-repeated="2"/>
          <table:table-cell table:formula="of:=([.$C28]*256+[.$C27])*[.$B$2]" office:value-type="float" office:value="31406.5776" calcext:value-type="float">
            <text:p>31406.5776</text:p>
          </table:table-cell>
          <table:table-cell table:number-columns-repeated="2"/>
          <table:table-cell table:formula="of:=([.$C27]*256+[.$C28])*[.$B$2]" office:value-type="float" office:value="25205.7936" calcext:value-type="float">
            <text:p>25205.7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ab</text:p>
          </table:table-cell>
          <table:table-cell table:formula="of:=SUBSTITUTE([.A28];&quot;0x&quot;;&quot;&quot;)" office:value-type="string" office:string-value="ab" calcext:value-type="string">
            <text:p>ab</text:p>
          </table:table-cell>
          <table:table-cell table:formula="of:=HEX2DEC([.B28])" office:value-type="float" office:value="171" calcext:value-type="float">
            <text:p>1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0xcd</text:p>
          </table:table-cell>
          <table:table-cell table:formula="of:=SUBSTITUTE([.A29];&quot;0x&quot;;&quot;&quot;)" office:value-type="string" office:string-value="cd" calcext:value-type="string">
            <text:p>cd</text:p>
          </table:table-cell>
          <table:table-cell table:formula="of:=HEX2DEC([.B29])" office:value-type="float" office:value="205" calcext:value-type="float">
            <text:p>205</text:p>
          </table:table-cell>
          <table:table-cell table:number-columns-repeated="6"/>
          <table:table-cell table:formula="of:=([.$C30]*256+[.$C29])*[.$B$3]" office:value-type="float" office:value="4432.2858" calcext:value-type="float">
            <text:p>4432.2858</text:p>
          </table:table-cell>
          <table:table-cell table:number-columns-repeated="2"/>
          <table:table-cell table:formula="of:=([.$C29]*256+[.$C30])*[.$B$3]" office:value-type="float" office:value="3806.3118" calcext:value-type="float">
            <text:p>3806.3118</text:p>
          </table:table-cell>
          <table:table-cell table:number-columns-repeated="2"/>
          <table:table-cell table:formula="of:=([.$C30]*256+[.$C29])*[.$B$1]" office:value-type="float" office:value="13051.3014" calcext:value-type="float">
            <text:p>13051.3014</text:p>
          </table:table-cell>
          <table:table-cell table:number-columns-repeated="2"/>
          <table:table-cell table:formula="of:=([.$C29]*256+[.$C30])*[.$B$1]" office:value-type="float" office:value="11208.0594" calcext:value-type="float">
            <text:p>11208.0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ef</text:p>
          </table:table-cell>
          <table:table-cell table:formula="of:=SUBSTITUTE([.A30];&quot;0x&quot;;&quot;&quot;)" office:value-type="string" office:string-value="ef" calcext:value-type="string">
            <text:p>ef</text:p>
          </table:table-cell>
          <table:table-cell table:formula="of:=HEX2DEC([.B30])" office:value-type="float" office:value="239" calcext:value-type="float">
            <text:p>239</text:p>
          </table:table-cell>
          <table:table-cell table:number-columns-repeated="24"/>
        </table:table-row>
        <table:table-row table:style-name="ro1" table:number-rows-repeated="1048545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0:07:02.001207605</meta:creation-date>
    <dc:date>2017-10-20T11:44:08.516217663</dc:date>
    <meta:editing-duration>PT1M10S</meta:editing-duration>
    <meta:editing-cycles>1</meta:editing-cycles>
    <meta:generator>LibreOffice/5.1.6.2$Linux_X86_64 LibreOffice_project/10m0$Build-2</meta:generator>
    <meta:document-statistic meta:table-count="1" meta:cell-count="274" meta:object-count="0"/>
  </office:meta>
</office:document-meta>
</file>